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7.49652777777778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10444444444444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3.82763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e9713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47d45a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215f9a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Arbeitspaket</text:p>
          </table:table-cell>
          <table:table-cell office:value-type="string" table:style-name="ce1">
            <text:p>Aufgabe</text:p>
          </table:table-cell>
          <table:table-cell office:value-type="string" table:style-name="ce1">
            <text:p>Startdatum</text:p>
          </table:table-cell>
          <table:table-cell office:value-type="string" table:style-name="ce1">
            <text:p>Dauer (Stunden)</text:p>
          </table:table-cell>
          <table:table-cell office:value-type="string" table:style-name="ce1">
            <text:p>Abhängigkeiten</text:p>
          </table:table-cell>
          <table:table-cell office:value-type="string" table:style-name="ce1">
            <text:p>Zuständige Person</text:p>
          </table:table-cell>
          <table:table-cell office:value-type="string" table:style-name="ce1">
            <text:p>Dauer(Tage)</text:p>
          </table:table-cell>
          <table:table-cell office:value-type="string" table:style-name="ce1">
            <text:p>Startzeit als Zahl.</text:p>
          </table:table-cell>
          <table:table-cell office:value-type="string" table:style-name="ce1">
            <text:p>Endze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. Analyse und Planung</text:p>
          </table:table-cell>
          <table:table-cell office:value-type="string" table:style-name="ce1">
            <text:p>Anforderungen und Ziele definieren</text:p>
          </table:table-cell>
          <table:table-cell office:value-type="date" office:date-value="2025-05-05T00:00:00" table:style-name="ce2">
            <text:p>05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Keine</text:p>
          </table:table-cell>
          <table:table-cell office:value-type="string" table:style-name="ce1">
            <text:p>David</text:p>
          </table:table-cell>
          <table:table-cell office:value-type="float" office:value="0.3" table:formula="of:=[.D2]/5" table:style-name="ce1">
            <text:p>0.3</text:p>
          </table:table-cell>
          <table:table-cell office:value-type="date" office:date-value="2025-05-05T00:00:00" table:formula="of:=DATE(YEAR([.C2]);MONTH([.C2]);DAY([.C2]))" table:style-name="ce2">
            <text:p>05.05.2025</text:p>
          </table:table-cell>
          <table:table-cell office:value-type="date" office:date-value="2025-05-05T07:12:00" table:formula="of:=[.H2] + [.G2]" table:style-name="ce2">
            <text:p>05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Architektur-Entwurf erstellen</text:p>
          </table:table-cell>
          <table:table-cell office:value-type="date" office:date-value="2025-05-05T00:00:00" table:style-name="ce2">
            <text:p>05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Keine</text:p>
          </table:table-cell>
          <table:table-cell office:value-type="string" table:style-name="ce1">
            <text:p>David</text:p>
          </table:table-cell>
          <table:table-cell office:value-type="float" office:value="0.3" table:formula="of:=[.D3]/5" table:style-name="ce1">
            <text:p>0.3</text:p>
          </table:table-cell>
          <table:table-cell office:value-type="date" office:date-value="2025-05-05T00:00:00" table:formula="of:=DATE(YEAR([.C3]);MONTH([.C3]);DAY([.C3]))" table:style-name="ce2">
            <text:p>05.05.2025</text:p>
          </table:table-cell>
          <table:table-cell office:value-type="date" office:date-value="2025-05-05T07:12:00" table:formula="of:=[.H3] + [.G3]" table:style-name="ce2">
            <text:p>05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Wireframes/Mockups erstellen</text:p>
          </table:table-cell>
          <table:table-cell office:value-type="date" office:date-value="2025-05-05T00:00:00" table:style-name="ce2">
            <text:p>05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ine</text:p>
          </table:table-cell>
          <table:table-cell office:value-type="string" table:style-name="ce1">
            <text:p>David</text:p>
          </table:table-cell>
          <table:table-cell office:value-type="float" office:value="0.4" table:formula="of:=[.D4]/5" table:style-name="ce1">
            <text:p>0.4</text:p>
          </table:table-cell>
          <table:table-cell office:value-type="date" office:date-value="2025-05-05T00:00:00" table:formula="of:=DATE(YEAR([.C4]);MONTH([.C4]);DAY([.C4]))" table:style-name="ce2">
            <text:p>05.05.2025</text:p>
          </table:table-cell>
          <table:table-cell office:value-type="date" office:date-value="2025-05-05T09:36:00" table:formula="of:=[.H4] + [.G4]" table:style-name="ce2">
            <text:p>05.05.20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. Backend-API erstellen</text:p>
          </table:table-cell>
          <table:table-cell office:value-type="string" table:style-name="ce1">
            <text:p>MongoDB-Datenbank einrichten</text:p>
          </table:table-cell>
          <table:table-cell office:value-type="date" office:date-value="2025-05-05T00:00:00" table:style-name="ce2">
            <text:p>05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Analyse &amp; Planung</text:p>
          </table:table-cell>
          <table:table-cell office:value-type="string" table:style-name="ce1">
            <text:p>Leon</text:p>
          </table:table-cell>
          <table:table-cell office:value-type="float" office:value="0.3" table:formula="of:=[.D5]/5" table:style-name="ce1">
            <text:p>0.3</text:p>
          </table:table-cell>
          <table:table-cell office:value-type="date" office:date-value="2025-05-05T00:00:00" table:formula="of:=DATE(YEAR([.C5]);MONTH([.C5]);DAY([.C5]))" table:style-name="ce2">
            <text:p>05.05.2025</text:p>
          </table:table-cell>
          <table:table-cell office:value-type="date" office:date-value="2025-05-05T07:12:00" table:formula="of:=[.H5] + [.G5]" table:style-name="ce2">
            <text:p>05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Grundgerüst der API erstellen</text:p>
          </table:table-cell>
          <table:table-cell office:value-type="date" office:date-value="2025-05-05T00:00:00" table:style-name="ce2">
            <text:p>05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Analyse &amp; Planung</text:p>
          </table:table-cell>
          <table:table-cell office:value-type="string" table:style-name="ce1">
            <text:p>Leon</text:p>
          </table:table-cell>
          <table:table-cell office:value-type="float" office:value="0.3" table:formula="of:=[.D6]/5" table:style-name="ce1">
            <text:p>0.3</text:p>
          </table:table-cell>
          <table:table-cell office:value-type="date" office:date-value="2025-05-05T00:00:00" table:formula="of:=DATE(YEAR([.C6]);MONTH([.C6]);DAY([.C6]))" table:style-name="ce2">
            <text:p>05.05.2025</text:p>
          </table:table-cell>
          <table:table-cell office:value-type="date" office:date-value="2025-05-05T07:12:00" table:formula="of:=[.H6] + [.G6]" table:style-name="ce2">
            <text:p>05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CRUD-Endpunkte implementieren</text:p>
          </table:table-cell>
          <table:table-cell office:value-type="date" office:date-value="2025-05-05T00:00:00" table:style-name="ce2">
            <text:p>05.05.20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undgerüst der API</text:p>
          </table:table-cell>
          <table:table-cell office:value-type="string" table:style-name="ce1">
            <text:p>Leon</text:p>
          </table:table-cell>
          <table:table-cell office:value-type="float" office:value="0.6" table:formula="of:=[.D7]/5" table:style-name="ce1">
            <text:p>0.6</text:p>
          </table:table-cell>
          <table:table-cell office:value-type="date" office:date-value="2025-05-05T00:00:00" table:formula="of:=DATE(YEAR([.C7]);MONTH([.C7]);DAY([.C7]))" table:style-name="ce2">
            <text:p>05.05.2025</text:p>
          </table:table-cell>
          <table:table-cell office:value-type="date" office:date-value="2025-05-05T14:24:00" table:formula="of:=[.H7] + [.G7]" table:style-name="ce2">
            <text:p>05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Validierung und Fehlerbehandlung</text:p>
          </table:table-cell>
          <table:table-cell office:value-type="date" office:date-value="2025-05-06T00:00:00" table:style-name="ce2">
            <text:p>06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UD-Endpunkte</text:p>
          </table:table-cell>
          <table:table-cell office:value-type="string" table:style-name="ce1">
            <text:p>David</text:p>
          </table:table-cell>
          <table:table-cell office:value-type="float" office:value="0.4" table:formula="of:=[.D8]/5" table:style-name="ce1">
            <text:p>0.4</text:p>
          </table:table-cell>
          <table:table-cell office:value-type="date" office:date-value="2025-05-06T00:00:00" table:formula="of:=DATE(YEAR([.C8]);MONTH([.C8]);DAY([.C8]))" table:style-name="ce2">
            <text:p>06.05.2025</text:p>
          </table:table-cell>
          <table:table-cell office:value-type="date" office:date-value="2025-05-06T09:36:00" table:formula="of:=[.H8] + [.G8]" table:style-name="ce2">
            <text:p>06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Unit-Tests für API</text:p>
          </table:table-cell>
          <table:table-cell office:value-type="date" office:date-value="2025-05-06T00:00:00" table:style-name="ce2">
            <text:p>06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UD-Endpunkte</text:p>
          </table:table-cell>
          <table:table-cell office:value-type="string" table:style-name="ce1">
            <text:p>David</text:p>
          </table:table-cell>
          <table:table-cell office:value-type="float" office:value="0.4" table:formula="of:=[.D9]/5" table:style-name="ce1">
            <text:p>0.4</text:p>
          </table:table-cell>
          <table:table-cell office:value-type="date" office:date-value="2025-05-06T00:00:00" table:formula="of:=DATE(YEAR([.C9]);MONTH([.C9]);DAY([.C9]))" table:style-name="ce2">
            <text:p>06.05.2025</text:p>
          </table:table-cell>
          <table:table-cell office:value-type="date" office:date-value="2025-05-06T09:36:00" table:formula="of:=[.H9] + [.G9]" table:style-name="ce2">
            <text:p>06.05.20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. Frontend-Struktur erstellen</text:p>
          </table:table-cell>
          <table:table-cell office:value-type="string" table:style-name="ce1">
            <text:p>Entwicklungsumgebung einrichten</text:p>
          </table:table-cell>
          <table:table-cell office:value-type="date" office:date-value="2025-05-06T00:00:00" table:style-name="ce2">
            <text:p>06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Backend-API</text:p>
          </table:table-cell>
          <table:table-cell office:value-type="string" table:style-name="ce1">
            <text:p>Leon</text:p>
          </table:table-cell>
          <table:table-cell office:value-type="float" office:value="0.3" table:formula="of:=[.D10]/5" table:style-name="ce1">
            <text:p>0.3</text:p>
          </table:table-cell>
          <table:table-cell office:value-type="date" office:date-value="2025-05-06T00:00:00" table:formula="of:=DATE(YEAR([.C10]);MONTH([.C10]);DAY([.C10]))" table:style-name="ce2">
            <text:p>06.05.2025</text:p>
          </table:table-cell>
          <table:table-cell office:value-type="date" office:date-value="2025-05-06T07:12:00" table:formula="of:=[.H10] + [.G10]" table:style-name="ce2">
            <text:p>06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Dashboard-Seite erstellen</text:p>
          </table:table-cell>
          <table:table-cell office:value-type="date" office:date-value="2025-05-07T00:00:00" table:style-name="ce2">
            <text:p>07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wicklungsumgebung</text:p>
          </table:table-cell>
          <table:table-cell office:value-type="string" table:style-name="ce1">
            <text:p>Leon</text:p>
          </table:table-cell>
          <table:table-cell office:value-type="float" office:value="0.4" table:formula="of:=[.D11]/5" table:style-name="ce1">
            <text:p>0.4</text:p>
          </table:table-cell>
          <table:table-cell office:value-type="date" office:date-value="2025-05-07T00:00:00" table:formula="of:=DATE(YEAR([.C11]);MONTH([.C11]);DAY([.C11]))" table:style-name="ce2">
            <text:p>07.05.2025</text:p>
          </table:table-cell>
          <table:table-cell office:value-type="date" office:date-value="2025-05-07T09:36:00" table:formula="of:=[.H11] + [.G11]" table:style-name="ce2">
            <text:p>07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Produktseite erstellen</text:p>
          </table:table-cell>
          <table:table-cell office:value-type="date" office:date-value="2025-05-07T00:00:00" table:style-name="ce2">
            <text:p>07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wicklungsumgebung</text:p>
          </table:table-cell>
          <table:table-cell office:value-type="string" table:style-name="ce1">
            <text:p>David</text:p>
          </table:table-cell>
          <table:table-cell office:value-type="float" office:value="0.4" table:formula="of:=[.D12]/5" table:style-name="ce1">
            <text:p>0.4</text:p>
          </table:table-cell>
          <table:table-cell office:value-type="date" office:date-value="2025-05-07T00:00:00" table:formula="of:=DATE(YEAR([.C12]);MONTH([.C12]);DAY([.C12]))" table:style-name="ce2">
            <text:p>07.05.2025</text:p>
          </table:table-cell>
          <table:table-cell office:value-type="date" office:date-value="2025-05-07T09:36:00" table:formula="of:=[.H12] + [.G12]" table:style-name="ce2">
            <text:p>07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enutzerseite erstellen</text:p>
          </table:table-cell>
          <table:table-cell office:value-type="date" office:date-value="2025-05-07T00:00:00" table:style-name="ce2">
            <text:p>07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Entwicklungsumgebung</text:p>
          </table:table-cell>
          <table:table-cell office:value-type="string" table:style-name="ce1">
            <text:p>Leon</text:p>
          </table:table-cell>
          <table:table-cell office:value-type="float" office:value="0.3" table:formula="of:=[.D13]/5" table:style-name="ce1">
            <text:p>0.3</text:p>
          </table:table-cell>
          <table:table-cell office:value-type="date" office:date-value="2025-05-07T00:00:00" table:formula="of:=DATE(YEAR([.C13]);MONTH([.C13]);DAY([.C13]))" table:style-name="ce2">
            <text:p>07.05.2025</text:p>
          </table:table-cell>
          <table:table-cell office:value-type="date" office:date-value="2025-05-07T07:12:00" table:formula="of:=[.H13] + [.G13]" table:style-name="ce2">
            <text:p>07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ViewModels implementieren</text:p>
          </table:table-cell>
          <table:table-cell office:value-type="date" office:date-value="2025-05-08T00:00:00" table:style-name="ce2">
            <text:p>08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twicklungsumgebung</text:p>
          </table:table-cell>
          <table:table-cell office:value-type="string" table:style-name="ce1">
            <text:p>Leon</text:p>
          </table:table-cell>
          <table:table-cell office:value-type="float" office:value="0.4" table:formula="of:=[.D14]/5" table:style-name="ce1">
            <text:p>0.4</text:p>
          </table:table-cell>
          <table:table-cell office:value-type="date" office:date-value="2025-05-08T00:00:00" table:formula="of:=DATE(YEAR([.C14]);MONTH([.C14]);DAY([.C14]))" table:style-name="ce2">
            <text:p>08.05.2025</text:p>
          </table:table-cell>
          <table:table-cell office:value-type="date" office:date-value="2025-05-08T09:36:00" table:formula="of:=[.H14] + [.G14]" table:style-name="ce2">
            <text:p>08.05.20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. API-Integration ins Frontend</text:p>
          </table:table-cell>
          <table:table-cell office:value-type="string" table:style-name="ce1">
            <text:p>Verbindung zum Backend herstellen</text:p>
          </table:table-cell>
          <table:table-cell office:value-type="date" office:date-value="2025-05-08T00:00:00" table:style-name="ce2">
            <text:p>08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Frontend-Struktur</text:p>
          </table:table-cell>
          <table:table-cell office:value-type="string" table:style-name="ce1">
            <text:p>David</text:p>
          </table:table-cell>
          <table:table-cell office:value-type="float" office:value="0.3" table:formula="of:=[.D15]/5" table:style-name="ce1">
            <text:p>0.3</text:p>
          </table:table-cell>
          <table:table-cell office:value-type="date" office:date-value="2025-05-08T00:00:00" table:formula="of:=DATE(YEAR([.C15]);MONTH([.C15]);DAY([.C15]))" table:style-name="ce2">
            <text:p>08.05.2025</text:p>
          </table:table-cell>
          <table:table-cell office:value-type="date" office:date-value="2025-05-08T07:12:00" table:formula="of:=[.H15] + [.G15]" table:style-name="ce2">
            <text:p>08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Daten von der API abrufen</text:p>
          </table:table-cell>
          <table:table-cell office:value-type="date" office:date-value="2025-05-08T00:00:00" table:style-name="ce2">
            <text:p>08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erbindung zum Backend</text:p>
          </table:table-cell>
          <table:table-cell office:value-type="string" table:style-name="ce1">
            <text:p>David</text:p>
          </table:table-cell>
          <table:table-cell office:value-type="float" office:value="0.3" table:formula="of:=[.D16]/5" table:style-name="ce1">
            <text:p>0.3</text:p>
          </table:table-cell>
          <table:table-cell office:value-type="date" office:date-value="2025-05-08T00:00:00" table:formula="of:=DATE(YEAR([.C16]);MONTH([.C16]);DAY([.C16]))" table:style-name="ce2">
            <text:p>08.05.2025</text:p>
          </table:table-cell>
          <table:table-cell office:value-type="date" office:date-value="2025-05-08T07:12:00" table:formula="of:=[.H16] + [.G16]" table:style-name="ce2">
            <text:p>08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ynchronisation implementieren</text:p>
          </table:table-cell>
          <table:table-cell office:value-type="date" office:date-value="2025-05-09T00:00:00" table:style-name="ce2">
            <text:p>09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en von der API</text:p>
          </table:table-cell>
          <table:table-cell office:value-type="string" table:style-name="ce1">
            <text:p>Leon</text:p>
          </table:table-cell>
          <table:table-cell office:value-type="float" office:value="0.4" table:formula="of:=[.D17]/5" table:style-name="ce1">
            <text:p>0.4</text:p>
          </table:table-cell>
          <table:table-cell office:value-type="date" office:date-value="2025-05-09T00:00:00" table:formula="of:=DATE(YEAR([.C17]);MONTH([.C17]);DAY([.C17]))" table:style-name="ce2">
            <text:p>09.05.2025</text:p>
          </table:table-cell>
          <table:table-cell office:value-type="date" office:date-value="2025-05-09T09:36:00" table:formula="of:=[.H17] + [.G17]" table:style-name="ce2">
            <text:p>09.05.20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. Offline-Funktionalität</text:p>
          </table:table-cell>
          <table:table-cell office:value-type="string" table:style-name="ce1">
            <text:p>JSON-Speicherung implementieren</text:p>
          </table:table-cell>
          <table:table-cell office:value-type="date" office:date-value="2025-05-09T00:00:00" table:style-name="ce2">
            <text:p>09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Frontend-Struktur</text:p>
          </table:table-cell>
          <table:table-cell office:value-type="string" table:style-name="ce1">
            <text:p>Leon</text:p>
          </table:table-cell>
          <table:table-cell office:value-type="float" office:value="0.3" table:formula="of:=[.D18]/5" table:style-name="ce1">
            <text:p>0.3</text:p>
          </table:table-cell>
          <table:table-cell office:value-type="date" office:date-value="2025-05-09T00:00:00" table:formula="of:=DATE(YEAR([.C18]);MONTH([.C18]);DAY([.C18]))" table:style-name="ce2">
            <text:p>09.05.2025</text:p>
          </table:table-cell>
          <table:table-cell office:value-type="date" office:date-value="2025-05-09T07:12:00" table:formula="of:=[.H18] + [.G18]" table:style-name="ce2">
            <text:p>09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Offline-Daten laden</text:p>
          </table:table-cell>
          <table:table-cell office:value-type="date" office:date-value="2025-05-09T00:00:00" table:style-name="ce2">
            <text:p>09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JSON-Speicherung</text:p>
          </table:table-cell>
          <table:table-cell office:value-type="string" table:style-name="ce1">
            <text:p>Leon</text:p>
          </table:table-cell>
          <table:table-cell office:value-type="float" office:value="0.3" table:formula="of:=[.D19]/5" table:style-name="ce1">
            <text:p>0.3</text:p>
          </table:table-cell>
          <table:table-cell office:value-type="date" office:date-value="2025-05-09T00:00:00" table:formula="of:=DATE(YEAR([.C19]);MONTH([.C19]);DAY([.C19]))" table:style-name="ce2">
            <text:p>09.05.2025</text:p>
          </table:table-cell>
          <table:table-cell office:value-type="date" office:date-value="2025-05-09T07:12:00" table:formula="of:=[.H19] + [.G19]" table:style-name="ce2">
            <text:p>09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Offline-Logik testen und anpassen</text:p>
          </table:table-cell>
          <table:table-cell office:value-type="date" office:date-value="2025-05-10T00:00:00" table:style-name="ce2">
            <text:p>10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ffline-Daten laden</text:p>
          </table:table-cell>
          <table:table-cell office:value-type="string" table:style-name="ce1">
            <text:p>David</text:p>
          </table:table-cell>
          <table:table-cell office:value-type="float" office:value="0.4" table:formula="of:=[.D20]/5" table:style-name="ce1">
            <text:p>0.4</text:p>
          </table:table-cell>
          <table:table-cell office:value-type="date" office:date-value="2025-05-10T00:00:00" table:formula="of:=DATE(YEAR([.C20]);MONTH([.C20]);DAY([.C20]))" table:style-name="ce2">
            <text:p>10.05.2025</text:p>
          </table:table-cell>
          <table:table-cell office:value-type="date" office:date-value="2025-05-10T09:36:00" table:formula="of:=[.H20] + [.G20]" table:style-name="ce2">
            <text:p>10.05.20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. Tests und Dokumentation</text:p>
          </table:table-cell>
          <table:table-cell office:value-type="string" table:style-name="ce1">
            <text:p>Frontend-Tests durchführen</text:p>
          </table:table-cell>
          <table:table-cell office:value-type="date" office:date-value="2025-05-10T00:00:00" table:style-name="ce2">
            <text:p>10.05.2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le vorherigen Pakete</text:p>
          </table:table-cell>
          <table:table-cell office:value-type="string" table:style-name="ce1">
            <text:p>David</text:p>
          </table:table-cell>
          <table:table-cell office:value-type="float" office:value="0.4" table:formula="of:=[.D21]/5" table:style-name="ce1">
            <text:p>0.4</text:p>
          </table:table-cell>
          <table:table-cell office:value-type="date" office:date-value="2025-05-10T00:00:00" table:formula="of:=DATE(YEAR([.C21]);MONTH([.C21]);DAY([.C21]))" table:style-name="ce2">
            <text:p>10.05.2025</text:p>
          </table:table-cell>
          <table:table-cell office:value-type="date" office:date-value="2025-05-10T09:36:00" table:formula="of:=[.H21] + [.G21]" table:style-name="ce2">
            <text:p>10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ackend-Tests durchführen</text:p>
          </table:table-cell>
          <table:table-cell office:value-type="date" office:date-value="2025-05-10T00:00:00" table:style-name="ce2">
            <text:p>10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Alle vorherigen Pakete</text:p>
          </table:table-cell>
          <table:table-cell office:value-type="string" table:style-name="ce1">
            <text:p>Leon</text:p>
          </table:table-cell>
          <table:table-cell office:value-type="float" office:value="0.3" table:formula="of:=[.D22]/5" table:style-name="ce1">
            <text:p>0.3</text:p>
          </table:table-cell>
          <table:table-cell office:value-type="date" office:date-value="2025-05-10T00:00:00" table:formula="of:=DATE(YEAR([.C22]);MONTH([.C22]);DAY([.C22]))" table:style-name="ce2">
            <text:p>10.05.2025</text:p>
          </table:table-cell>
          <table:table-cell office:value-type="date" office:date-value="2025-05-10T07:12:00" table:formula="of:=[.H22] + [.G22]" table:style-name="ce2">
            <text:p>10.05.20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Projektdokumentation schreiben</text:p>
          </table:table-cell>
          <table:table-cell office:value-type="date" office:date-value="2025-05-10T00:00:00" table:style-name="ce2">
            <text:p>10.05.202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Alle vorherigen Pakete</text:p>
          </table:table-cell>
          <table:table-cell office:value-type="string" table:style-name="ce1">
            <text:p>David &amp; Leon</text:p>
          </table:table-cell>
          <table:table-cell office:value-type="float" office:value="0.3" table:formula="of:=[.D23]/5" table:style-name="ce1">
            <text:p>0.3</text:p>
          </table:table-cell>
          <table:table-cell office:value-type="date" office:date-value="2025-05-10T00:00:00" table:formula="of:=DATE(YEAR([.C23]);MONTH([.C23]);DAY([.C23]))" table:style-name="ce2">
            <text:p>10.05.2025</text:p>
          </table:table-cell>
          <table:table-cell office:value-type="date" office:date-value="2025-05-10T07:12:00" table:formula="of:=[.H23] + [.G23]" table:style-name="ce2">
            <text:p>10.05.202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g draw:z-index="1" draw:name="Gruppieren 20" draw:id="id5">
              <svg:title/>
              <svg:desc/>
              <draw:frame draw:id="id0" draw:style-name="a0" draw:name="Diagramm 10" svg:x="2.54902in" svg:y="0.15523in" svg:width="12.21405in" svg:height="6.02941in" style:rel-width="scale" style:rel-height="scale">
                <draw:object xlink:href="Object 1/" xlink:type="simple" xlink:show="embed" xlink:actuate="onLoad"/>
                <svg:title/>
                <svg:desc/>
              </draw:frame>
              <draw:custom-shape svg:x="12.81046in" svg:y="0.83333in" svg:width="1.27451in" svg:height="0.6781in" draw:id="id1" draw:style-name="a5" draw:name="Rechteck 16">
                <svg:title/>
                <svg:desc/>
                <text:p text:style-name="a4" text:class-names="" text:cond-style-name=""><text:span text:style-name="a1" text:class-names="">Leon</text:span><text:span text:style-name="a2" text:class-names=""><text:s text:c="1"/>= <text:line-break/>David = <text:line-break/>Beide =<text:s text:c="1"/></text:span><text:span text:style-name="a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3.43954in" svg:y="0.93137in" svg:width="0.36765in" svg:height="0.07353in" draw:id="id2" draw:style-name="a8" draw:name="Rechteck 12">
                <svg:title/>
                <svg:desc/>
                <text:p text:style-name="a7" text:class-names="" text:cond-style-name=""><text:span text:style-name="a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3.45098in" svg:y="1.12255in" svg:width="0.36765in" svg:height="0.07353in" draw:id="id3" draw:style-name="a11" draw:name="Rechteck 14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3.46242in" svg:y="1.30555in" svg:width="0.36765in" svg:height="0.07353in" draw:id="id4" draw:style-name="a14" draw:name="Rechteck 17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Tabelle1.A1:Tabelle1.I23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Leon Egli</meta:initial-creator>
    <dc:creator>Leon Egli</dc:creator>
    <meta:creation-date>2025-05-09T13:19:23Z</meta:creation-date>
    <dc:date>2025-05-12T06:34:0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97132" draw:opacity="100%" draw:stroke="none"/>
    </style:style>
    <style:style style:family="chart" style:name="Wal0">
      <style:graphic-properties draw:fill="none" draw:stroke="solid" svg:stroke-width="0.01042in" svg:stroke-color="#156082" svg:stroke-opacity="100%"/>
    </style:style>
    <style:style style:family="chart" style:name="G0S1P20">
      <style:graphic-properties draw:fill="solid" draw:fill-color="#47d45a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P10">
      <style:graphic-properties draw:fill="solid" draw:fill-color="#215f9a" draw:opacity="100%" draw:stroke="none"/>
    </style:style>
    <style:style style:family="chart" style:name="G0S1P11">
      <style:graphic-properties draw:fill="solid" draw:fill-color="#47d45a" draw:opacity="100%" draw:stroke="none"/>
    </style:style>
    <style:style style:family="chart" style:name="G0S1P12">
      <style:graphic-properties draw:fill="solid" draw:fill-color="#47d45a" draw:opacity="100%" draw:stroke="none"/>
    </style:style>
    <style:style style:family="chart" style:name="G0S1P13">
      <style:graphic-properties draw:fill="solid" draw:fill-color="#215f9a" draw:opacity="100%" draw:stroke="none"/>
    </style:style>
    <style:style style:family="chart" style:name="G0S1P14">
      <style:graphic-properties draw:fill="solid" draw:fill-color="#215f9a" draw:opacity="100%" draw:stroke="none"/>
    </style:style>
    <style:style style:family="chart" style:name="G0S1P0">
      <style:graphic-properties draw:fill="solid" draw:fill-color="#215f9a" draw:opacity="100%" draw:stroke="none"/>
    </style:style>
    <style:style style:family="chart" style:name="G0S1P15">
      <style:graphic-properties draw:fill="solid" draw:fill-color="#47d45a" draw:opacity="100%" draw:stroke="none"/>
    </style:style>
    <style:style style:family="chart" style:name="G0S1P1">
      <style:graphic-properties draw:fill="solid" draw:fill-color="#215f9a" draw:opacity="100%" draw:stroke="none"/>
    </style:style>
    <style:style style:family="chart" style:name="G0S1P16">
      <style:graphic-properties draw:fill="solid" draw:fill-color="#47d45a" draw:opacity="100%" draw:stroke="none"/>
    </style:style>
    <style:style style:family="chart" style:name="G0S1P2">
      <style:graphic-properties draw:fill="solid" draw:fill-color="#215f9a" draw:opacity="100%" draw:stroke="none"/>
    </style:style>
    <style:style style:family="chart" style:name="G0S1P17">
      <style:graphic-properties draw:fill="solid" draw:fill-color="#47d45a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8">
      <style:graphic-properties draw:fill="solid" draw:fill-color="#215f9a" draw:opacity="100%" draw:stroke="none"/>
    </style:style>
    <style:style style:family="chart" style:name="G0S1P3">
      <style:graphic-properties draw:fill="solid" draw:fill-color="#47d45a" draw:opacity="100%" draw:stroke="none"/>
    </style:style>
    <style:style style:family="chart" style:name="Axs1" style:data-style-name="N19">
      <style:chart-properties chart:gap-width="150" chart:overlap="100" chart:link-data-style-to-source="true" chart:visible="true" chart:logarithmic="false" chart:maximum="45788" chart:minimum="45782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45782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9">
      <style:graphic-properties draw:fill="solid" draw:fill-color="#215f9a" draw:opacity="100%" draw:stroke="none"/>
    </style:style>
    <style:style style:family="chart" style:name="G0S1P4">
      <style:graphic-properties draw:fill="solid" draw:fill-color="#47d45a" draw:opacity="100%" draw:stroke="none"/>
    </style: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solid" svg:stroke-width="0.01042in" svg:stroke-color="#156082" svg:stroke-opacity="100%"/>
    </style:style>
    <style:style style:family="chart" style:name="G0S1P5">
      <style:graphic-properties draw:fill="solid" draw:fill-color="#47d45a" draw:opacity="100%" draw:stroke="none"/>
    </style:style>
    <style:style style:family="chart" style:name="G0S1P6">
      <style:graphic-properties draw:fill="solid" draw:fill-color="#215f9a" draw:opacity="100%" draw:stroke="none"/>
    </style:style>
    <style:style style:family="chart" style:name="G0S1P7">
      <style:graphic-properties draw:fill="solid" draw:fill-color="#215f9a" draw:opacity="100%" draw:stroke="none"/>
    </style:style>
    <style:style style:family="chart" style:name="G0S1P8">
      <style:graphic-properties draw:fill="solid" draw:fill-color="#47d45a" draw:opacity="100%" draw:stroke="none"/>
    </style:style>
    <style:style style:family="chart" style:name="G0S1P9">
      <style:graphic-properties draw:fill="solid" draw:fill-color="#47d45a" draw:opacity="100%" draw:stroke="none"/>
    </style:style>
  </office:automatic-styles>
  <office:body>
    <office:chart>
      <chart:chart chart:class="chart:bar" svg:height="434.1177165354331pt" svg:width="879.4117322834645pt" chart:style-name="Crt0">
        <chart:plot-area svg:x="8.738582677165354pt" svg:y="2.410314960629921pt" svg:width="869.9799212598425pt" svg:height="401.6270078740158pt" chart:style-name="Plt0">
          <chart:axis chart:dimension="x" chart:name="primary-x" chart:style-name="Axs0">
            <chart:grid chart:class="major" chart:style-name="GMa0"/>
            <chart:grid chart:class="minor" chart:style-name="GMi0"/>
          </chart:axis>
          <chart:axis chart:dimension="y" chart:name="primary-y" chart:style-name="Axs1">
            <chart:grid chart:class="major" chart:style-name="GMa1"/>
          </chart:axis>
          <chart:series chart:label-cell-address="Tabelle1.$C$1" chart:values-cell-range-address="Tabelle1.$H$2:.$H$23" chart:class="chart:bar" chart:attached-axis="primary-y" chart:style-name="G0S0">
            <chart:data-point chart:repeated="22"/>
          </chart:series>
          <chart:series chart:label-cell-address="Tabelle1.$G$1" chart:values-cell-range-address="Tabelle1.$G$2:.$G$28" chart:class="chart:bar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  <chart:data-point chart:style-name="G0S1P7"/>
            <chart:data-point chart:style-name="G0S1P8"/>
            <chart:data-point chart:style-name="G0S1P9"/>
            <chart:data-point chart:style-name="G0S1P10"/>
            <chart:data-point chart:style-name="G0S1P11"/>
            <chart:data-point chart:style-name="G0S1P12"/>
            <chart:data-point chart:style-name="G0S1P13"/>
            <chart:data-point chart:style-name="G0S1P14"/>
            <chart:data-point chart:style-name="G0S1P15"/>
            <chart:data-point chart:style-name="G0S1P16"/>
            <chart:data-point chart:style-name="G0S1P17"/>
            <chart:data-point chart:style-name="G0S1P18"/>
            <chart:data-point chart:style-name="G0S1P19"/>
            <chart:data-point chart:style-name="G0S1P20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